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lisa Marchand</text:p>
      <text:p text:style-name="Normal"/>
      <text:p text:style-name="Normal">Pour ce projet, j’ai décidé de rajouter un podomètre sur le keyFinder pour pouvoir compter le nombre de pas de la personne. Pourquoi cette fonctionnalité ? le keyFinder est généralement attaché à nos clés qui sont toujours avec nous. Cette fonctionnalité permettra de compter nos pas sans avoir besoin de téléphone ou autre objet pour le faire.</text:p>
      <text:p text:style-name="Normal">J’ai décider de rajouter un capteur<text:s/>ADXL345<text:s/>ATTENTION sur le shama c’est un 343 car ils ont la même emprunte. Le 345<text:s/>car il rentre sur la carte et a une fonctionnalité de podomètre</text:p>
      <text:p text:style-name="Normal">Lien pour achat <text:a xlink:href="https://fr.aliexpress.com/item/1005004776615574.html?gatewayAdapt=4itemAdapt" office:target-frame-name="_top" xlink:show="replace"><text:span text:style-name="Lienhypertexte">https://fr.aliexpress.com/item/1005004776615574.html?gatewayAdapt=4itemAdapt</text:span></text:a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sa Mrch</meta:initial-creator>
    <dc:creator>Elisa Mrch</dc:creator>
    <meta:creation-date>2023-12-11T12:58:00Z</meta:creation-date>
    <dc:date>2023-12-11T13:21:00Z</dc:date>
    <meta:template xlink:href="Normal.dotm" xlink:type="simple"/>
    <meta:editing-cycles>1</meta:editing-cycles>
    <meta:editing-duration>PT1380S</meta:editing-duration>
    <meta:document-statistic meta:page-count="1" meta:paragraph-count="1" meta:word-count="111" meta:character-count="726" meta:row-count="5" meta:non-whitespace-character-count="616"/>
  </office:meta>
</office:document-meta>
</file>